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style:font-name="Liberation Serif" fo:font-style="italic" fo:font-weight="bold" style:font-name-asian="DejaVu Sans" style:font-style-asian="italic" style:font-weight-asian="bold" style:font-name-complex="Noto Sans Arabic UI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2"/>
        <table:table-row table:style-name="ro1"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bject Code</text:p>
          </table:table-cell>
          <table:table-cell table:style-name="ce1" office:value-type="string" calcext:value-type="string">
            <text:p>Subject Name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Midterm (15%)</text:p>
          </table:table-cell>
          <table:table-cell table:style-name="ce1" office:value-type="string" calcext:value-type="string">
            <text:p>Assignment (5%)</text:p>
          </table:table-cell>
          <table:table-cell table:style-name="ce1" office:value-type="string" calcext:value-type="string">
            <text:p>Final (70%)</text:p>
          </table:table-cell>
          <table:table-cell table:style-name="ce1" office:value-type="string" calcext:value-type="string">
            <text:p>Attendance (10%)</text:p>
          </table:table-cell>
          <table:table-cell table:style-name="ce1" office:value-type="string" calcext:value-type="string">
            <text:p>Total (%)</text:p>
          </table:table-cell>
          <table:table-cell table:style-name="ce1" office:value-type="string" calcext:value-type="string">
            <text:p>Letter Grade</text:p>
          </table:table-cell>
          <table:table-cell table:style-name="ce1" office:value-type="string" calcext:value-type="string">
            <text:p>Grade Point</text:p>
          </table:table-cell>
          <table:table-cell table:style-name="ce3" office:value-type="string" calcext:value-type="string">
            <text:p>Average Grade</text:p>
          </table:table-cell>
        </table:table-row>
        <table:table-row table:style-name="ro1">
          <table:table-cell office:value-type="float" office:value="2302008" calcext:value-type="float">
            <text:p>2302008</text:p>
          </table:table-cell>
          <table:table-cell office:value-type="string" calcext:value-type="string">
            <text:p>Md. Leon Isla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IT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[.F2] + [.G2] + [.H2] + [.I2]" office:value-type="float" office:value="70" calcext:value-type="float">
            <text:p>70</text:p>
          </table:table-cell>
          <table:table-cell table:formula="of:=IF([.J2]&gt;=80;&quot;A+&quot;;&#10; IF([.J2]&gt;=75;&quot;A&quot;;&#10; IF([.J2]&gt;=70;&quot;A-&quot;;&#10; IF([.J2]&gt;=65;&quot;B+&quot;;&#10; IF([.J2]&gt;=60;&quot;B&quot;;&#10; IF([.J2]&gt;=55;&quot;B-&quot;;&#10; IF([.J2]&gt;=50;&quot;C+&quot;;&#10; IF([.J2]&gt;=45;&quot;C&quot;;&#10; IF([.J2]&gt;=40;&quot;D&quot;;&quot;F&quot;)))))))))" office:value-type="string" office:string-value="A-" calcext:value-type="string">
            <text:p>A-</text:p>
          </table:table-cell>
          <table:table-cell table:formula="of:=IF([.K2]=&quot;A+&quot;;4;&#10; IF([.K2]=&quot;A&quot;;3.75;&#10; IF([.K2]=&quot;A-&quot;;3.5;&#10; IF([.K2]=&quot;B+&quot;;3.25;&#10; IF([.K2]=&quot;B&quot;;3;&#10; IF([.K2]=&quot;B-&quot;;2.75;&#10; IF([.K2]=&quot;C+&quot;;2.5;&#10; IF([.K2]=&quot;C&quot;;2.25;&#10; IF([.K2]=&quot;D&quot;;2;&quot;0&quot;)))))))))" office:value-type="float" office:value="3.5" calcext:value-type="float">
            <text:p>3.5</text:p>
          </table:table-cell>
          <table:table-cell table:formula="of:=AVERAGE([.L2:.L6])" office:value-type="float" office:value="3.55" calcext:value-type="float">
            <text:p>3.55</text:p>
          </table:table-cell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string" calcext:value-type="string">
            <text:p>EE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[.F3] + [.G3] + [.H3] + [.I3]" office:value-type="float" office:value="68" calcext:value-type="float">
            <text:p>68</text:p>
          </table:table-cell>
          <table:table-cell table:formula="of:=IF([.J3]&gt;=80;&quot;A+&quot;;&#10; IF([.J3]&gt;=75;&quot;A&quot;;&#10; IF([.J3]&gt;=70;&quot;A-&quot;;&#10; IF([.J3]&gt;=65;&quot;B+&quot;;&#10; IF([.J3]&gt;=60;&quot;B&quot;;&#10; IF([.J3]&gt;=55;&quot;B-&quot;;&#10; IF([.J3]&gt;=50;&quot;C+&quot;;&#10; IF([.J3]&gt;=45;&quot;C&quot;;&#10; IF([.J3]&gt;=40;&quot;D&quot;;&quot;F&quot;)))))))))" office:value-type="string" office:string-value="B+" calcext:value-type="string">
            <text:p>B+</text:p>
          </table:table-cell>
          <table:table-cell table:formula="of:=IF([.K3]=&quot;A+&quot;;4;&#10; IF([.K3]=&quot;A&quot;;3.75;&#10; IF([.K3]=&quot;A-&quot;;3.5;&#10; IF([.K3]=&quot;B+&quot;;3.25;&#10; IF([.K3]=&quot;B&quot;;3;&#10; IF([.K3]=&quot;B-&quot;;2.75;&#10; IF([.K3]=&quot;C+&quot;;2.5;&#10; IF([.K3]=&quot;C&quot;;2.25;&#10; IF([.K3]=&quot;D&quot;;2;&quot;0&quot;)))))))))" office:value-type="float" office:value="3.25" calcext:value-type="float">
            <text:p>3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string" calcext:value-type="string">
            <text:p>MATH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table:formula="of:=[.F4] + [.G4] + [.H4] + [.I4]" office:value-type="float" office:value="81.5" calcext:value-type="float">
            <text:p>81.5</text:p>
          </table:table-cell>
          <table:table-cell table:formula="of:=IF([.J4]&gt;=80;&quot;A+&quot;;&#10; IF([.J4]&gt;=75;&quot;A&quot;;&#10; IF([.J4]&gt;=70;&quot;A-&quot;;&#10; IF([.J4]&gt;=65;&quot;B+&quot;;&#10; IF([.J4]&gt;=60;&quot;B&quot;;&#10; IF([.J4]&gt;=55;&quot;B-&quot;;&#10; IF([.J4]&gt;=50;&quot;C+&quot;;&#10; IF([.J4]&gt;=45;&quot;C&quot;;&#10; IF([.J4]&gt;=40;&quot;D&quot;;&quot;F&quot;)))))))))" office:value-type="string" office:string-value="A+" calcext:value-type="string">
            <text:p>A+</text:p>
          </table:table-cell>
          <table:table-cell table:formula="of:=IF([.K4]=&quot;A+&quot;;4;&#10; IF([.K4]=&quot;A&quot;;3.75;&#10; IF([.K4]=&quot;A-&quot;;3.5;&#10; IF([.K4]=&quot;B+&quot;;3.25;&#10; IF([.K4]=&quot;B&quot;;3;&#10; IF([.K4]=&quot;B-&quot;;2.75;&#10; IF([.K4]=&quot;C+&quot;;2.5;&#10; IF([.K4]=&quot;C&quot;;2.25;&#10; IF([.K4]=&quot;D&quot;;2;&quot;0&quot;)))))))))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string" calcext:value-type="string">
            <text:p>PHY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[.F5] + [.G5] + [.H5] + [.I5]" office:value-type="float" office:value="68.5" calcext:value-type="float">
            <text:p>68.5</text:p>
          </table:table-cell>
          <table:table-cell table:formula="of:=IF([.J5]&gt;=80;&quot;A+&quot;;&#10; IF([.J5]&gt;=75;&quot;A&quot;;&#10; IF([.J5]&gt;=70;&quot;A-&quot;;&#10; IF([.J5]&gt;=65;&quot;B+&quot;;&#10; IF([.J5]&gt;=60;&quot;B&quot;;&#10; IF([.J5]&gt;=55;&quot;B-&quot;;&#10; IF([.J5]&gt;=50;&quot;C+&quot;;&#10; IF([.J5]&gt;=45;&quot;C&quot;;&#10; IF([.J5]&gt;=40;&quot;D&quot;;&quot;F&quot;)))))))))" office:value-type="string" office:string-value="B+" calcext:value-type="string">
            <text:p>B+</text:p>
          </table:table-cell>
          <table:table-cell table:formula="of:=IF([.K5]=&quot;A+&quot;;4;&#10; IF([.K5]=&quot;A&quot;;3.75;&#10; IF([.K5]=&quot;A-&quot;;3.5;&#10; IF([.K5]=&quot;B+&quot;;3.25;&#10; IF([.K5]=&quot;B&quot;;3;&#10; IF([.K5]=&quot;B-&quot;;2.75;&#10; IF([.K5]=&quot;C+&quot;;2.5;&#10; IF([.K5]=&quot;C&quot;;2.25;&#10; IF([.K5]=&quot;D&quot;;2;&quot;0&quot;)))))))))" office:value-type="float" office:value="3.25" calcext:value-type="float">
            <text:p>3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string" calcext:value-type="string">
            <text:p>CHE</text:p>
          </table:table-cell>
          <table:table-cell office:value-type="float" office:value="3" calcext:value-type="float">
            <text:p>3</text:p>
          </table:table-cell>
          <table:table-cell office:value-type="float" office:value="11.5" calcext:value-type="float">
            <text:p>11.5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formula="of:=[.F6] + [.G6] + [.H6] + [.I6]" office:value-type="float" office:value="78.5" calcext:value-type="float">
            <text:p>78.5</text:p>
          </table:table-cell>
          <table:table-cell table:formula="of:=IF([.J6]&gt;=80;&quot;A+&quot;;&#10; IF([.J6]&gt;=75;&quot;A&quot;;&#10; IF([.J6]&gt;=70;&quot;A-&quot;;&#10; IF([.J6]&gt;=65;&quot;B+&quot;;&#10; IF([.J6]&gt;=60;&quot;B&quot;;&#10; IF([.J6]&gt;=55;&quot;B-&quot;;&#10; IF([.J6]&gt;=50;&quot;C+&quot;;&#10; IF([.J6]&gt;=45;&quot;C&quot;;&#10; IF([.J6]&gt;=40;&quot;D&quot;;&quot;F&quot;)))))))))" office:value-type="string" office:string-value="A" calcext:value-type="string">
            <text:p>A</text:p>
          </table:table-cell>
          <table:table-cell table:formula="of:=IF([.K6]=&quot;A+&quot;;4;&#10; IF([.K6]=&quot;A&quot;;3.75;&#10; IF([.K6]=&quot;A-&quot;;3.5;&#10; IF([.K6]=&quot;B+&quot;;3.25;&#10; IF([.K6]=&quot;B&quot;;3;&#10; IF([.K6]=&quot;B-&quot;;2.75;&#10; IF([.K6]=&quot;C+&quot;;2.5;&#10; IF([.K6]=&quot;C&quot;;2.25;&#10; IF([.K6]=&quot;D&quot;;2;&quot;0&quot;)))))))))" office:value-type="float" office:value="3.75" calcext:value-type="float">
            <text:p>3.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7T22:42:52.193563828</meta:creation-date>
    <dc:date>2025-05-17T23:18:37.968300277</dc:date>
    <meta:editing-duration>PT35M46S</meta:editing-duration>
    <meta:editing-cycles>1</meta:editing-cycles>
    <meta:document-statistic meta:table-count="1" meta:cell-count="66" meta:object-count="0"/>
    <meta:generator>LibreOffice/24.2.7.2$Linux_X86_64 LibreOffice_project/420$Build-2</meta:generator>
  </office:meta>
</office:document-meta>
</file>